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265.55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54pt" fo:break-before="auto" style:use-optimal-row-height="false"/>
    </style:style>
    <style:style style:name="ro4" style:family="table-row">
      <style:table-row-properties style:row-height="54.74pt" fo:break-before="auto" style:use-optimal-row-height="false"/>
    </style:style>
    <style:style style:name="ro5" style:family="table-row">
      <style:table-row-properties style:row-height="66.7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xies that </text:p>
            <text:p>Response HTML</text:p>
          </table:table-cell>
          <table:table-cell table:style-name="ce1" office:value-type="string" calcext:value-type="string">
            <text:p>Pricing with Service</text:p>
          </table:table-cell>
          <table:table-cell table:style-name="ce1" office:value-type="string" calcext:value-type="string">
            <text:p>Aha-point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Scraping Robot</text:p>
          </table:table-cell>
          <table:table-cell office:value-type="string" calcext:value-type="string">
            <text:p>- Free 5000 scrapes</text:p>
            <text:p>- 5000 scrapes at 10$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raperAPI</text:p>
          </table:table-cell>
          <table:table-cell office:value-type="string" calcext:value-type="string">
            <text:p>- 15 days free trial</text:p>
            <text:p>29$</text:p>
            <text:p>- 10 Concurrent Requests</text:p>
            <text:p>- 250,000 API Calls</text:p>
          </table:table-cell>
          <table:table-cell office:value-type="string" calcext:value-type="string">
            <text:p>- Tiers as Your Ne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crape Do</text:p>
          </table:table-cell>
          <table:table-cell office:value-type="string" calcext:value-type="string">
            <text:p>- 5 concurrent requests, a total of 1000</text:p>
            <text:p>Requests  = FREE</text:p>
            <text:p>- 29$ 200.000 Succes API Call, 10 concurrent request</text:p>
            <text:p/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ebscrapingAPI</text:p>
          </table:table-cell>
          <table:table-cell office:value-type="string" calcext:value-type="string">
            <text:p>- FREE [ 5,000 API calls 10 Concurrent requests ]</text:p>
            <text:p>- $90/mo</text:p>
            <text:p>1,000,000 API calls</text:p>
            <text:p>25 Concurrent requests</text:p>
            <text:p/>
          </table:table-cell>
          <table:table-cell office:value-type="string" calcext:value-type="string">
            <text:p>- Tiers as Your Need</text:p>
            <text:p>- Unlimited bandwidth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0:12:18.470100006</meta:creation-date>
    <dc:date>2021-07-23T10:52:51.459806335</dc:date>
    <meta:editing-duration>PT30M20S</meta:editing-duration>
    <meta:editing-cycles>6</meta:editing-cycles>
    <meta:generator>LibreOffice/6.0.7.3$Linux_X86_64 LibreOffice_project/00m0$Build-3</meta:generator>
    <meta:document-statistic meta:table-count="1" meta:cell-count="13" meta:object-count="0"/>
  </office:meta>
</office:document-meta>
</file>